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0e2c" officeooo:paragraph-rsid="00000e2c"/>
    </style:style>
    <style:style style:name="P2" style:family="paragraph" style:parent-style-name="Standard">
      <style:text-properties officeooo:paragraph-rsid="00000e2c"/>
    </style:style>
    <style:style style:name="T1" style:family="text">
      <style:text-properties officeooo:rsid="00000e2c"/>
    </style:style>
    <style:style style:name="T2" style:family="text">
      <style:text-properties officeooo:rsid="00001e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fe buenas noches:</text:p>
      <text:p text:style-name="P2"><text:span text:style-name="T1">Dado que la temática que elegí, es la de una empresa de servicios, me parece que la sección a modificar seria la de “trabajos realizados”.</text:span></text:p>
      <text:p text:style-name="P2"><text:span text:style-name="T1">Ya que en dicha sección, hay texto y fotos que describen las tareas realizadas por la empresa.</text:span></text:p>
      <text:p text:style-name="P1">Por lo cual primero tendría que agregar un botón con el titulo de administrador, en el front-end,</text:p>
      <text:p text:style-name="P1">Otra sección que debiera ser auto ad ministrable, serian los datos de contacto.</text:p>
      <text:p text:style-name="P1">Profe le adjunto el link donde esta el front-end funcionando para que verifique si es factible o no.</text:p>
      <text:p text:style-name="P1">saluda atte. Marco </text:p>
      <text:p text:style-name="P1"/>
      <text:p text:style-name="P1"><text:a xlink:type="simple" xlink:href="https://marcojakuto.000webhostapp.com/" text:style-name="Internet_20_link" text:visited-style-name="Visited_20_Internet_20_Link">https://marcojakuto.000webhostapp.com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19:51:43.651649426</meta:creation-date>
    <dc:date>2022-08-02T20:06:37.592891110</dc:date>
    <meta:editing-duration>PT1M13S</meta:editing-duration>
    <meta:editing-cycles>1</meta:editing-cycles>
    <meta:document-statistic meta:table-count="0" meta:image-count="0" meta:object-count="0" meta:page-count="1" meta:paragraph-count="8" meta:word-count="97" meta:character-count="584" meta:non-whitespace-character-count="494"/>
    <meta:generator>LibreOffice/6.4.7.2$Linux_X86_64 LibreOffice_project/40$Build-2</meta:generator>
  </office:meta>
</office:document-meta>
</file>